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table:number-columns-repeated="2"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table:number-columns-repeated="2"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table:number-columns-repeated="2"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1400">
            <text:p>11400</text:p>
          </table:table-cell>
          <table:table-cell/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4600">
            <text:p>4600</text:p>
          </table:table-cell>
          <table:table-cell/>
          <table:table-cell table:formula="of:=SUM([.K2];[.K10];[.K11];[.K35];[.K64])" office:value-type="float" office:value="136000">
            <text:p>1360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G3];[.G31];[.G59])" office:value-type="float" office:value="97700">
            <text:p>977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4250">
            <text:p>4250</text:p>
          </table:table-cell>
          <table:table-cell/>
          <table:table-cell table:formula="of:=[.L3]-[.L4]" office:value-type="float" office:value="38300">
            <text:p>383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5500">
            <text:p>5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51" office:value-type="float" office:value="750">
            <text:p>750</text:p>
          </table:table-cell>
          <table:table-cell office:value-type="float" office:value="8600">
            <text:p>8600</text:p>
          </table:table-cell>
          <table:table-cell/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00">
            <text:p>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/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52" office:value-type="float" office:value="8350">
            <text:p>83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52" office:value-type="float" office:value="9750">
            <text:p>97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8" office:value-type="string">
            <text:p>Ստեփան</text:p>
          </table:table-cell>
          <table:table-cell table:style-name="ce51" office:value-type="float" office:value="8600">
            <text:p>8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8" office:value-type="string">
            <text:p>Մարինե</text:p>
          </table:table-cell>
          <table:table-cell table:style-name="ce52" office:value-type="float" office:value="1300">
            <text:p>1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23" office:value-type="float" office:value="3300">
            <text:p>3300</text:p>
          </table:table-cell>
          <table:table-cell table:number-columns-repeated="3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office:value-type="float" office:value="17200">
            <text:p>1720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)" office:value-type="float" office:value="347.619047619048">
            <text:p>347.61904761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1937.6166426166">
            <text:p>31937.6166426166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table:number-columns-repeated="2"/>
          <table:table-cell table:style-name="ce2" table:formula="of:=SUM([.B59:.F59])" office:value-type="float" office:value="29200">
            <text:p>29200</text:p>
          </table:table-cell>
          <table:table-cell table:formula="of:=SUM([.B90:.F90])" office:value-type="float" office:value="1081.48148148148">
            <text:p>1081.4814814815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9:.F90])" office:value-type="float" office:value="1081.48148148148">
            <text:p>1081.4814814815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90:.F90])" office:value-type="float" office:value="1081.48148148148">
            <text:p>1081.481481481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90:.F90])" office:value-type="float" office:value="762.962962962963">
            <text:p>762.962962963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C90])" office:value-type="float" office:value="362.962962962963">
            <text:p>362.962962963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90:.F90])" office:value-type="float" office:value="1081.48148148148">
            <text:p>1081.4814814815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3"/>
          <table:table-cell table:formula="of:=SUM([.B90:.F90])" office:value-type="float" office:value="1081.48148148148">
            <text:p>1081.4814814815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];[.C90];[.D90];[.F90])" office:value-type="float" office:value="1081.48148148148">
            <text:p>1081.481481481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90])" office:value-type="float" office:value="400">
            <text:p>40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ce38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Default" office:value-type="string">
            <text:p>Edgar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Default" office:value-type="string">
            <text:p>Hasmik K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Default" office:value-type="string">
            <text:p>Smbat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Default" office:value-type="string">
            <text:p>Ani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Default" office:value-type="string">
            <text:p>Araks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Default" office:value-type="string">
            <text:p>Meruj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/>
          <table:table-cell table:formula="of:=[.B59]/27" office:value-type="float" office:value="318.518518518519">
            <text:p>318.5185185185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0">
            <text:p>0</text:p>
          </table:table-cell>
          <table:table-cell table:formula="of:=[.F59]/22" office:value-type="float" office:value="0">
            <text:p>0</text:p>
          </table:table-cell>
          <table:table-cell/>
          <table:table-cell table:style-name="ce2" table:formula="of:=SUM([.H59:.H83])" office:value-type="float" office:value="24237.037037037">
            <text:p>24237.037037037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5/18/2016</text:date>, <text:time>17:2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5-18T17:29:31</dc:date>
    <meta:editing-duration>P7DT2H13M58S</meta:editing-duration>
    <meta:editing-cycles>2454</meta:editing-cycles>
    <meta:generator>OpenOffice/4.1.1$Unix OpenOffice.org_project/411m6$Build-9775</meta:generator>
    <dc:creator>Hasmik Dabaghyan</dc:creator>
    <meta:document-statistic meta:table-count="14" meta:cell-count="6038" meta:object-count="0"/>
  </office:meta>
</office:document-meta>
</file>